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2" table:default-cell-style-name="ce7"/>
        <table:table-column table:style-name="co1" table:number-columns-repeated="2" table:default-cell-style-name="ce5"/>
        <table:table-column table:style-name="co1" table:default-cell-style-name="ce3"/>
        <table:table-row table:style-name="ro1">
          <table:table-cell table:style-name="ce1" office:value-type="string" calcext:value-type="string" table:number-columns-spanned="1" table:number-rows-spanned="2">
            <text:p>window size</text:p>
          </table:table-cell>
          <table:table-cell table:style-name="ce4" office:value-type="string" calcext:value-type="string" table:number-columns-spanned="4" table:number-rows-spanned="1">
            <text:p>mean Scores</text:p>
          </table:table-cell>
          <table:covered-table-cell table:number-columns-repeated="2" table:style-name="ce2"/>
          <table:covered-table-cell table:style-name="Default"/>
          <table:table-cell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Cv = 5</text:p>
          </table:table-cell>
          <table:table-cell table:style-name="ce2" office:value-type="string" calcext:value-type="string">
            <text:p>Cv = 10</text:p>
          </table:table-cell>
          <table:table-cell table:style-name="ce2" office:value-type="string" calcext:value-type="string">
            <text:p>Cv = 20</text:p>
          </table:table-cell>
          <table:table-cell table:style-name="ce2" office:value-type="string" calcext:value-type="string">
            <text:p>Cv = 40</text:p>
          </table:table-cell>
          <table:table-cell table:style-name="ce2" office:value-type="string" calcext:value-type="string">
            <text:p>kern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702" calcext:value-type="float">
            <text:p>0.7020</text:p>
          </table:table-cell>
          <table:table-cell table:style-name="ce5"/>
          <table:table-cell table:number-columns-repeated="2"/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5" office:value-type="float" office:value="0.7178" calcext:value-type="float">
            <text:p>0.7178</text:p>
          </table:table-cell>
          <table:table-cell table:number-columns-repeated="2"/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0.7267" calcext:value-type="float">
            <text:p>0.7267</text:p>
          </table:table-cell>
          <table:table-cell office:value-type="float" office:value="0.72616" calcext:value-type="float">
            <text:p>0.7262</text:p>
          </table:table-cell>
          <table:table-cell table:number-columns-repeated="2"/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0.7273" calcext:value-type="float">
            <text:p>0.7273</text:p>
          </table:table-cell>
          <table:table-cell table:style-name="ce5" office:value-type="float" office:value="0.726" calcext:value-type="float">
            <text:p>0.7260</text:p>
          </table:table-cell>
          <table:table-cell table:number-columns-repeated="2"/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0.7263" calcext:value-type="float">
            <text:p>0.7263</text:p>
          </table:table-cell>
          <table:table-cell table:style-name="ce8" office:value-type="float" office:value="0.72714" calcext:value-type="float">
            <text:p>0.7271</text:p>
          </table:table-cell>
          <table:table-cell table:style-name="ce6" office:value-type="float" office:value="0.72609" calcext:value-type="float">
            <text:p>0.7261</text:p>
          </table:table-cell>
          <table:table-cell office:value-type="float" office:value="0.7259" calcext:value-type="float">
            <text:p>0.7259</text:p>
          </table:table-cell>
          <table:table-cell table:style-name="ce9" office:value-type="string" calcext:value-type="string">
            <text:p>line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0.726" calcext:value-type="float">
            <text:p>0.7260</text:p>
          </table:table-cell>
          <table:table-cell table:style-name="ce6" office:value-type="float" office:value="0.72617" calcext:value-type="float">
            <text:p>0.7262</text:p>
          </table:table-cell>
          <table:table-cell office:value-type="float" office:value="0.7244" calcext:value-type="float">
            <text:p>0.7244</text:p>
          </table:table-cell>
          <table:table-cell/>
          <table:table-cell table:style-name="ce9" office:value-type="string" calcext:value-type="string">
            <text:p>linea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float" office:value="0.7233" calcext:value-type="float">
            <text:p>0.7233</text:p>
          </table:table-cell>
          <table:table-cell table:style-name="ce5"/>
          <table:table-cell table:number-columns-repeated="2"/>
          <table:table-cell office:value-type="string" calcext:value-type="string">
            <text:p>linear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57" calcext:value-type="float">
            <text:p>0.505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po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57" calcext:value-type="float">
            <text:p>0.505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poly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207" calcext:value-type="float">
            <text:p>0.7207</text:p>
          </table:table-cell>
          <table:table-cell/>
          <table:table-cell table:style-name="ce7"/>
          <table:table-cell/>
          <table:table-cell office:value-type="string" calcext:value-type="string">
            <text:p>rb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228" calcext:value-type="float">
            <text:p>0.7228</text:p>
          </table:table-cell>
          <table:table-cell/>
          <table:table-cell table:style-name="ce7"/>
          <table:table-cell/>
          <table:table-cell office:value-type="string" calcext:value-type="string">
            <text:p>rbf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73" calcext:value-type="float">
            <text:p>0.7173</text:p>
          </table:table-cell>
          <table:table-cell/>
          <table:table-cell table:style-name="ce7"/>
          <table:table-cell/>
          <table:table-cell office:value-type="string" calcext:value-type="string">
            <text:p>sigmoi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176" calcext:value-type="float">
            <text:p>0.7176</text:p>
          </table:table-cell>
          <table:table-cell/>
          <table:table-cell table:style-name="ce7"/>
          <table:table-cell/>
          <table:table-cell office:value-type="string" calcext:value-type="string">
            <text:p>sigmo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8:00:32.849850073</meta:creation-date>
    <dc:date>2017-02-27T20:46:51.884940426</dc:date>
    <meta:editing-duration>PT19M58S</meta:editing-duration>
    <meta:editing-cycles>1</meta:editing-cycles>
    <meta:document-statistic meta:table-count="1" meta:cell-count="53" meta:object-count="0"/>
    <meta:generator>LibreOffice/5.1.6.2$Linux_X86_64 LibreOffice_project/10m0$Build-2</meta:generator>
  </office:meta>
</office:document-meta>
</file>